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1.228in"/>
    </style:style>
    <style:style style:name="co4" style:family="table-column">
      <style:table-column-properties fo:break-before="auto" style:column-width="1.2618in"/>
    </style:style>
    <style:style style:name="co5" style:family="table-column">
      <style:table-column-properties fo:break-before="auto" style:column-width="1.2783in"/>
    </style:style>
    <style:style style:name="co6" style:family="table-column">
      <style:table-column-properties fo:break-before="auto" style:column-width="1.4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list_iter_horizon_1" table:style-name="ta1">
        <table:shapes>
          <draw:frame draw:z-index="0" draw:style-name="gr1" draw:text-style-name="P1" svg:width="6.2988in" svg:height="3.5429in" svg:x="8.3165in" svg:y="1.9358in">
            <draw:object draw:notify-on-update-of-ranges="loss_list_iter_horizon_1.B1:loss_list_iter_horizon_1.B1 loss_list_iter_horizon_1.B2:loss_list_iter_horizon_1.B12 loss_list_iter_horizon_1.C1:loss_list_iter_horizon_1.C1 loss_list_iter_horizon_1.C2:loss_list_iter_horizon_1.C12 loss_list_iter_horizon_1.D1:loss_list_iter_horizon_1.D1 loss_list_iter_horizon_1.D2:loss_list_iter_horizon_1.D12 loss_list_iter_horizon_1.E1:loss_list_iter_horizon_1.E1 loss_list_iter_horizon_1.E2:loss_list_iter_horizon_1.E12 loss_list_iter_horizon_1.F1:loss_list_iter_horizon_1.F1 loss_list_iter_horizon_1.F2:loss_list_iter_horizon_1.F12 loss_list_iter_horizon_1.G1:loss_list_iter_horizon_1.G1 loss_list_iter_horizon_1.G2:loss_list_iter_horizon_1.G12 loss_list_iter_horizon_1.H1:loss_list_iter_horizon_1.H1 loss_list_iter_horizon_1.H2:loss_list_iter_horizon_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8in" svg:height="3.539in" svg:x="1.963in" svg:y="2.7594in">
            <draw:object draw:notify-on-update-of-ranges="loss_list_iter_horizon_1.C1:loss_list_iter_horizon_1.C1 loss_list_iter_horizon_1.C2:loss_list_iter_horizon_1.C11 loss_list_iter_horizon_1.F1:loss_list_iter_horizon_1.F1 loss_list_iter_horizon_1.F2:loss_list_iter_horizon_1.F11 loss_list_iter_horizon_1.G1:loss_list_iter_horizon_1.G1 loss_list_iter_horizon_1.G2:loss_list_iter_horizon_1.G11 loss_list_iter_horizon_1.H1:loss_list_iter_horizon_1.H1 loss_list_iter_horizon_1.H2:loss_list_iter_horizon_1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41in" svg:height="3.5386in" svg:x="2.4169in" svg:y="1.0752in">
            <draw:object draw:notify-on-update-of-ranges="loss_list_iter_horizon_1.C1:loss_list_iter_horizon_1.C1 loss_list_iter_horizon_1.C2:loss_list_iter_horizon_1.C11 loss_list_iter_horizon_1.G1:loss_list_iter_horizon_1.G1 loss_list_iter_horizon_1.G2:loss_list_iter_horizon_1.G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MAML-HOR1</text:p>
          </table:table-cell>
          <table:table-cell office:value-type="string" calcext:value-type="string">
            <text:p>NOMAML-HOR1-TEST</text:p>
          </table:table-cell>
          <table:table-cell office:value-type="string" calcext:value-type="string">
            <text:p>NOMAML-HOR10</text:p>
          </table:table-cell>
          <table:table-cell office:value-type="string" calcext:value-type="string">
            <text:p>MAML-HOR10</text:p>
          </table:table-cell>
          <table:table-cell office:value-type="string" calcext:value-type="string">
            <text:p>MAML-HOR1-TRAIN</text:p>
          </table:table-cell>
          <table:table-cell office:value-type="string" calcext:value-type="string">
            <text:p>MAML-HOR1-TEST</text:p>
          </table:table-cell>
          <table:table-cell office:value-type="string" calcext:value-type="string">
            <text:p>MAML-HOR1-VALID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06255096197129" calcext:value-type="float">
            <text:p>0.090625509619713</text:p>
          </table:table-cell>
          <table:table-cell table:style-name="ce1" office:value-type="float" office:value="0.0799184" calcext:value-type="float">
            <text:p>0.0799184</text:p>
          </table:table-cell>
          <table:table-cell table:style-name="ce1" office:value-type="float" office:value="0.0780079" calcext:value-type="float">
            <text:p>0.0780079</text:p>
          </table:table-cell>
          <table:table-cell office:value-type="float" office:value="0.0851876512169838" calcext:value-type="float">
            <text:p>0.085187651216984</text:p>
          </table:table-cell>
          <table:table-cell office:value-type="float" office:value="0.0842068493366242" calcext:value-type="float">
            <text:p>0.084206849336624</text:p>
          </table:table-cell>
          <table:table-cell office:value-type="float" office:value="0.0670956075191498" calcext:value-type="float">
            <text:p>0.06709560751915</text:p>
          </table:table-cell>
          <table:table-cell office:value-type="float" office:value="0.0890889167785645" calcext:value-type="float">
            <text:p>0.089088916778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10286030173302" calcext:value-type="float">
            <text:p>0.08102860301733</text:p>
          </table:table-cell>
          <table:table-cell office:value-type="float" office:value="0.0662506121980886" calcext:value-type="float">
            <text:p>0.066250612198089</text:p>
          </table:table-cell>
          <table:table-cell office:value-type="float" office:value="0.0745985466398691" calcext:value-type="float">
            <text:p>0.074598546639869</text:p>
          </table:table-cell>
          <table:table-cell office:value-type="float" office:value="0.0819119960069657" calcext:value-type="float">
            <text:p>0.081911996006966</text:p>
          </table:table-cell>
          <table:table-cell office:value-type="float" office:value="0.0436643734574318" calcext:value-type="float">
            <text:p>0.043664373457432</text:p>
          </table:table-cell>
          <table:table-cell office:value-type="float" office:value="0.0582275241613388" calcext:value-type="float">
            <text:p>0.058227524161339</text:p>
          </table:table-cell>
          <table:table-cell office:value-type="float" office:value="0.0573634542524815" calcext:value-type="float">
            <text:p>0.057363454252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37080797553062" calcext:value-type="float">
            <text:p>0.073708079755306</text:p>
          </table:table-cell>
          <table:table-cell office:value-type="float" office:value="0.0616686845359464" calcext:value-type="float">
            <text:p>0.061668684535946</text:p>
          </table:table-cell>
          <table:table-cell office:value-type="float" office:value="0.0787430682072514" calcext:value-type="float">
            <text:p>0.078743068207251</text:p>
          </table:table-cell>
          <table:table-cell office:value-type="float" office:value="0.0805035755038261" calcext:value-type="float">
            <text:p>0.080503575503826</text:p>
          </table:table-cell>
          <table:table-cell office:value-type="float" office:value="0.0519705154001713" calcext:value-type="float">
            <text:p>0.051970515400171</text:p>
          </table:table-cell>
          <table:table-cell office:value-type="float" office:value="0.0562068521976471" calcext:value-type="float">
            <text:p>0.056206852197647</text:p>
          </table:table-cell>
          <table:table-cell office:value-type="float" office:value="0.0504667013883591" calcext:value-type="float">
            <text:p>0.050466701388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81445226073265" calcext:value-type="float">
            <text:p>0.068144522607327</text:p>
          </table:table-cell>
          <table:table-cell office:value-type="float" office:value="0.0620047543421746" calcext:value-type="float">
            <text:p>0.062004754342175</text:p>
          </table:table-cell>
          <table:table-cell office:value-type="float" office:value="0.083999763135063" calcext:value-type="float">
            <text:p>0.083999763135063</text:p>
          </table:table-cell>
          <table:table-cell office:value-type="float" office:value="0.0806821882724762" calcext:value-type="float">
            <text:p>0.080682188272476</text:p>
          </table:table-cell>
          <table:table-cell office:value-type="float" office:value="0.0469545535743237" calcext:value-type="float">
            <text:p>0.046954553574324</text:p>
          </table:table-cell>
          <table:table-cell office:value-type="float" office:value="0.0596701391041279" calcext:value-type="float">
            <text:p>0.059670139104128</text:p>
          </table:table-cell>
          <table:table-cell office:value-type="float" office:value="0.0499175190925598" calcext:value-type="float">
            <text:p>0.04991751909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4619354903698" calcext:value-type="float">
            <text:p>0.064619354903698</text:p>
          </table:table-cell>
          <table:table-cell office:value-type="float" office:value="0.0616991679103544" calcext:value-type="float">
            <text:p>0.061699167910354</text:p>
          </table:table-cell>
          <table:table-cell office:value-type="float" office:value="0.0857408860992444" calcext:value-type="float">
            <text:p>0.085740886099244</text:p>
          </table:table-cell>
          <table:table-cell office:value-type="float" office:value="0.082025870680809" calcext:value-type="float">
            <text:p>0.082025870680809</text:p>
          </table:table-cell>
          <table:table-cell office:value-type="float" office:value="0.0548717491328716" calcext:value-type="float">
            <text:p>0.054871749132872</text:p>
          </table:table-cell>
          <table:table-cell office:value-type="float" office:value="0.0585051476955414" calcext:value-type="float">
            <text:p>0.058505147695541</text:p>
          </table:table-cell>
          <table:table-cell office:value-type="float" office:value="0.052580002695322" calcext:value-type="float">
            <text:p>0.0525800026953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26432970166206" calcext:value-type="float">
            <text:p>0.062643297016621</text:p>
          </table:table-cell>
          <table:table-cell office:value-type="float" office:value="0.062986008124426" calcext:value-type="float">
            <text:p>0.062986008124426</text:p>
          </table:table-cell>
          <table:table-cell office:value-type="float" office:value="0.0866574472110522" calcext:value-type="float">
            <text:p>0.086657447211052</text:p>
          </table:table-cell>
          <table:table-cell office:value-type="float" office:value="0.083769790828228" calcext:value-type="float">
            <text:p>0.083769790828228</text:p>
          </table:table-cell>
          <table:table-cell office:value-type="float" office:value="0.0479838512837887" calcext:value-type="float">
            <text:p>0.047983851283789</text:p>
          </table:table-cell>
          <table:table-cell office:value-type="float" office:value="0.0603317879140377" calcext:value-type="float">
            <text:p>0.060331787914038</text:p>
          </table:table-cell>
          <table:table-cell office:value-type="float" office:value="0.0520294345915318" calcext:value-type="float">
            <text:p>0.0520294345915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15496784448624" calcext:value-type="float">
            <text:p>0.061549678444862</text:p>
          </table:table-cell>
          <table:table-cell office:value-type="float" office:value="0.0628627089228338" calcext:value-type="float">
            <text:p>0.062862708922834</text:p>
          </table:table-cell>
          <table:table-cell office:value-type="float" office:value="0.0876323157235196" calcext:value-type="float">
            <text:p>0.08763231572352</text:p>
          </table:table-cell>
          <table:table-cell office:value-type="float" office:value="0.08555206656456" calcext:value-type="float">
            <text:p>0.08555206656456</text:p>
          </table:table-cell>
          <table:table-cell office:value-type="float" office:value="0.0551174357533455" calcext:value-type="float">
            <text:p>0.055117435753346</text:p>
          </table:table-cell>
          <table:table-cell office:value-type="float" office:value="0.0591793283820152" calcext:value-type="float">
            <text:p>0.059179328382015</text:p>
          </table:table-cell>
          <table:table-cell office:value-type="float" office:value="0.0542229972779751" calcext:value-type="float">
            <text:p>0.0542229972779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07090033590794" calcext:value-type="float">
            <text:p>0.060709003359079</text:p>
          </table:table-cell>
          <table:table-cell office:value-type="float" office:value="0.0633737731707067" calcext:value-type="float">
            <text:p>0.063373773170707</text:p>
          </table:table-cell>
          <table:table-cell office:value-type="float" office:value="0.0879202143730302" calcext:value-type="float">
            <text:p>0.08792021437303</text:p>
          </table:table-cell>
          <table:table-cell office:value-type="float" office:value="0.0870663523674011" calcext:value-type="float">
            <text:p>0.087066352367401</text:p>
          </table:table-cell>
          <table:table-cell office:value-type="float" office:value="0.0479694530367851" calcext:value-type="float">
            <text:p>0.047969453036785</text:p>
          </table:table-cell>
          <table:table-cell office:value-type="float" office:value="0.0602828748524189" calcext:value-type="float">
            <text:p>0.060282874852419</text:p>
          </table:table-cell>
          <table:table-cell office:value-type="float" office:value="0.053382970392704" calcext:value-type="float">
            <text:p>0.0533829703927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98071925342083" calcext:value-type="float">
            <text:p>0.059807192534208</text:p>
          </table:table-cell>
          <table:table-cell office:value-type="float" office:value="0.0633897968308212" calcext:value-type="float">
            <text:p>0.063389796830821</text:p>
          </table:table-cell>
          <table:table-cell office:value-type="float" office:value="0.0882602665965494" calcext:value-type="float">
            <text:p>0.088260266596549</text:p>
          </table:table-cell>
          <table:table-cell office:value-type="float" office:value="0.0883829146623612" calcext:value-type="float">
            <text:p>0.088382914662361</text:p>
          </table:table-cell>
          <table:table-cell office:value-type="float" office:value="0.0557467862963677" calcext:value-type="float">
            <text:p>0.055746786296368</text:p>
          </table:table-cell>
          <table:table-cell office:value-type="float" office:value="0.0591760165989399" calcext:value-type="float">
            <text:p>0.05917601659894</text:p>
          </table:table-cell>
          <table:table-cell office:value-type="float" office:value="0.0542744360864163" calcext:value-type="float">
            <text:p>0.054274436086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89900389313698" calcext:value-type="float">
            <text:p>0.05899003893137</text:p>
          </table:table-cell>
          <table:table-cell office:value-type="float" office:value="0.0630805637338199" calcext:value-type="float">
            <text:p>0.06308056373382</text:p>
          </table:table-cell>
          <table:table-cell office:value-type="float" office:value="0.0881762586730091" calcext:value-type="float">
            <text:p>0.088176258673009</text:p>
          </table:table-cell>
          <table:table-cell office:value-type="float" office:value="0.0895292386412621" calcext:value-type="float">
            <text:p>0.089529238641262</text:p>
          </table:table-cell>
          <table:table-cell office:value-type="float" office:value="0.048952728509903" calcext:value-type="float">
            <text:p>0.048952728509903</text:p>
          </table:table-cell>
          <table:table-cell office:value-type="float" office:value="0.0605135075747967" calcext:value-type="float">
            <text:p>0.060513507574797</text:p>
          </table:table-cell>
          <table:table-cell office:value-type="float" office:value="0.053681381046772" calcext:value-type="float">
            <text:p>0.0536813810467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80548159778118" calcext:value-type="float">
            <text:p>0.058054815977812</text:p>
          </table:table-cell>
          <table:table-cell office:value-type="float" office:value="0.0631483181675251" calcext:value-type="float">
            <text:p>0.063148318167525</text:p>
          </table:table-cell>
          <table:table-cell office:value-type="float" office:value="0.0878363965961494" calcext:value-type="float">
            <text:p>0.087836396596149</text:p>
          </table:table-cell>
          <table:table-cell office:value-type="float" office:value="0.0903579220175743" calcext:value-type="float">
            <text:p>0.09035792201757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22:56:19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26T22:10:04.069000000</dc:date>
    <meta:editing-duration>P1DT3H19M17S</meta:editing-duration>
    <meta:editing-cycles>6</meta:editing-cycles>
    <meta:generator>LibreOffice/6.4.3.2$Windows_X86_64 LibreOffice_project/747b5d0ebf89f41c860ec2a39efd7cb15b54f2d8</meta:generator>
    <meta:document-statistic meta:table-count="1" meta:cell-count="92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17cm" svg:y="2.686cm" style:legend-expansion="high" chart:style-name="ch2"/>
        <chart:plot-area chart:style-name="ch3" table:cell-range-address="loss_list_iter_horizon_1.B1:loss_list_iter_horizon_1.H12" chart:data-source-has-labels="row" svg:x="0.32cm" svg:y="0.18cm" svg:width="9.677cm" svg:height="8.64cm">
          <chartooo:coordinate-region svg:x="1.248cm" svg:y="0.383cm" svg:width="8.557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ss_list_iter_horizon_1.B2:loss_list_iter_horizon_1.B12" chart:label-cell-address="loss_list_iter_horizon_1.B1:loss_list_iter_horizon_1.B1" chart:class="chart:line">
            <chart:data-point chart:repeated="11"/>
          </chart:series>
          <chart:series chart:style-name="ch7" chart:values-cell-range-address="loss_list_iter_horizon_1.C2:loss_list_iter_horizon_1.C12" chart:label-cell-address="loss_list_iter_horizon_1.C1:loss_list_iter_horizon_1.C1" chart:class="chart:line">
            <chart:data-point chart:repeated="11"/>
          </chart:series>
          <chart:series chart:style-name="ch8" chart:values-cell-range-address="loss_list_iter_horizon_1.D2:loss_list_iter_horizon_1.D12" chart:label-cell-address="loss_list_iter_horizon_1.D1:loss_list_iter_horizon_1.D1" chart:class="chart:line">
            <chart:data-point chart:repeated="11"/>
          </chart:series>
          <chart:series chart:style-name="ch9" chart:values-cell-range-address="loss_list_iter_horizon_1.E2:loss_list_iter_horizon_1.E12" chart:label-cell-address="loss_list_iter_horizon_1.E1:loss_list_iter_horizon_1.E1" chart:class="chart:line">
            <chart:data-point chart:repeated="11"/>
          </chart:series>
          <chart:series chart:style-name="ch10" chart:values-cell-range-address="loss_list_iter_horizon_1.F2:loss_list_iter_horizon_1.F12" chart:label-cell-address="loss_list_iter_horizon_1.F1:loss_list_iter_horizon_1.F1" chart:class="chart:line">
            <chart:data-point chart:repeated="11"/>
          </chart:series>
          <chart:series chart:style-name="ch11" chart:values-cell-range-address="loss_list_iter_horizon_1.G2:loss_list_iter_horizon_1.G12" chart:label-cell-address="loss_list_iter_horizon_1.G1:loss_list_iter_horizon_1.G1" chart:class="chart:line">
            <chart:data-point chart:repeated="11"/>
          </chart:series>
          <chart:series chart:style-name="ch12" chart:values-cell-range-address="loss_list_iter_horizon_1.H2:loss_list_iter_horizon_1.H12" chart:label-cell-address="loss_list_iter_horizon_1.H1:loss_list_iter_horizon_1.H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ML-HOR1</text:p>
                <draw:g>
                  <svg:desc>loss_list_iter_horizon_1.B1:loss_list_iter_horizon_1.B1</svg:desc>
                </draw:g>
              </table:table-cell>
              <table:table-cell office:value-type="string">
                <text:p>NOMAML-HOR1-TEST</text:p>
                <draw:g>
                  <svg:desc>loss_list_iter_horizon_1.C1:loss_list_iter_horizon_1.C1</svg:desc>
                </draw:g>
              </table:table-cell>
              <table:table-cell office:value-type="string">
                <text:p>NOMAML-HOR10</text:p>
                <draw:g>
                  <svg:desc>loss_list_iter_horizon_1.D1:loss_list_iter_horizon_1.D1</svg:desc>
                </draw:g>
              </table:table-cell>
              <table:table-cell office:value-type="string">
                <text:p>MAML-HOR10</text:p>
                <draw:g>
                  <svg:desc>loss_list_iter_horizon_1.E1:loss_list_iter_horizon_1.E1</svg:desc>
                </draw:g>
              </table:table-cell>
              <table:table-cell office:value-type="string">
                <text:p>MAML-HOR1-TRAIN</text:p>
                <draw:g>
                  <svg:desc>loss_list_iter_horizon_1.F1:loss_list_iter_horizon_1.F1</svg:desc>
                </draw:g>
              </table:table-cell>
              <table:table-cell office:value-type="string">
                <text:p>MAML-HOR1-TEST</text:p>
                <draw:g>
                  <svg:desc>loss_list_iter_horizon_1.G1:loss_list_iter_horizon_1.G1</svg:desc>
                </draw:g>
              </table:table-cell>
              <table:table-cell office:value-type="string">
                <text:p>MAML-HOR1-VALIDATION</text:p>
                <draw:g>
                  <svg:desc>loss_list_iter_horizon_1.H1:loss_list_iter_horizon_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6255096197129">
                <text:p>0.0906255096197129</text:p>
                <draw:g>
                  <svg:desc>loss_list_iter_horizon_1.B2:loss_list_iter_horizon_1.B12</svg:desc>
                </draw:g>
              </table:table-cell>
              <table:table-cell office:value-type="float" office:value="0.0799184">
                <text:p>0.0799184</text:p>
                <draw:g>
                  <svg:desc>loss_list_iter_horizon_1.C2:loss_list_iter_horizon_1.C12</svg:desc>
                </draw:g>
              </table:table-cell>
              <table:table-cell office:value-type="float" office:value="0.0780079">
                <text:p>0.0780079</text:p>
                <draw:g>
                  <svg:desc>loss_list_iter_horizon_1.D2:loss_list_iter_horizon_1.D12</svg:desc>
                </draw:g>
              </table:table-cell>
              <table:table-cell office:value-type="float" office:value="0.0851876512169838">
                <text:p>0.0851876512169838</text:p>
                <draw:g>
                  <svg:desc>loss_list_iter_horizon_1.E2:loss_list_iter_horizon_1.E12</svg:desc>
                </draw:g>
              </table:table-cell>
              <table:table-cell office:value-type="float" office:value="0.0842068493366242">
                <text:p>0.0842068493366242</text:p>
                <draw:g>
                  <svg:desc>loss_list_iter_horizon_1.F2:loss_list_iter_horizon_1.F12</svg:desc>
                </draw:g>
              </table:table-cell>
              <table:table-cell office:value-type="float" office:value="0.0670956075191498">
                <text:p>0.0670956075191498</text:p>
                <draw:g>
                  <svg:desc>loss_list_iter_horizon_1.G2:loss_list_iter_horizon_1.G12</svg:desc>
                </draw:g>
              </table:table-cell>
              <table:table-cell office:value-type="float" office:value="0.0890889167785645">
                <text:p>0.0890889167785645</text:p>
                <draw:g>
                  <svg:desc>loss_list_iter_horizon_1.H2:loss_list_iter_horizon_1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10286030173302">
                <text:p>0.0810286030173302</text:p>
              </table:table-cell>
              <table:table-cell office:value-type="float" office:value="0.0662506121980886">
                <text:p>0.0662506121980886</text:p>
              </table:table-cell>
              <table:table-cell office:value-type="float" office:value="0.0745985466398691">
                <text:p>0.0745985466398691</text:p>
              </table:table-cell>
              <table:table-cell office:value-type="float" office:value="0.0819119960069657">
                <text:p>0.0819119960069657</text:p>
              </table:table-cell>
              <table:table-cell office:value-type="float" office:value="0.0436643734574318">
                <text:p>0.0436643734574318</text:p>
              </table:table-cell>
              <table:table-cell office:value-type="float" office:value="0.0582275241613388">
                <text:p>0.0582275241613388</text:p>
              </table:table-cell>
              <table:table-cell office:value-type="float" office:value="0.0573634542524815">
                <text:p>0.0573634542524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37080797553062">
                <text:p>0.0737080797553062</text:p>
              </table:table-cell>
              <table:table-cell office:value-type="float" office:value="0.0616686845359464">
                <text:p>0.0616686845359464</text:p>
              </table:table-cell>
              <table:table-cell office:value-type="float" office:value="0.0787430682072514">
                <text:p>0.0787430682072514</text:p>
              </table:table-cell>
              <table:table-cell office:value-type="float" office:value="0.0805035755038261">
                <text:p>0.0805035755038261</text:p>
              </table:table-cell>
              <table:table-cell office:value-type="float" office:value="0.0519705154001713">
                <text:p>0.0519705154001713</text:p>
              </table:table-cell>
              <table:table-cell office:value-type="float" office:value="0.0562068521976471">
                <text:p>0.0562068521976471</text:p>
              </table:table-cell>
              <table:table-cell office:value-type="float" office:value="0.0504667013883591">
                <text:p>0.0504667013883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81445226073265">
                <text:p>0.0681445226073265</text:p>
              </table:table-cell>
              <table:table-cell office:value-type="float" office:value="0.0620047543421746">
                <text:p>0.0620047543421746</text:p>
              </table:table-cell>
              <table:table-cell office:value-type="float" office:value="0.083999763135063">
                <text:p>0.083999763135063</text:p>
              </table:table-cell>
              <table:table-cell office:value-type="float" office:value="0.0806821882724762">
                <text:p>0.0806821882724762</text:p>
              </table:table-cell>
              <table:table-cell office:value-type="float" office:value="0.0469545535743237">
                <text:p>0.0469545535743237</text:p>
              </table:table-cell>
              <table:table-cell office:value-type="float" office:value="0.0596701391041279">
                <text:p>0.0596701391041279</text:p>
              </table:table-cell>
              <table:table-cell office:value-type="float" office:value="0.0499175190925598">
                <text:p>0.0499175190925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619354903698">
                <text:p>0.064619354903698</text:p>
              </table:table-cell>
              <table:table-cell office:value-type="float" office:value="0.0616991679103544">
                <text:p>0.0616991679103544</text:p>
              </table:table-cell>
              <table:table-cell office:value-type="float" office:value="0.0857408860992444">
                <text:p>0.0857408860992444</text:p>
              </table:table-cell>
              <table:table-cell office:value-type="float" office:value="0.082025870680809">
                <text:p>0.082025870680809</text:p>
              </table:table-cell>
              <table:table-cell office:value-type="float" office:value="0.0548717491328716">
                <text:p>0.0548717491328716</text:p>
              </table:table-cell>
              <table:table-cell office:value-type="float" office:value="0.0585051476955414">
                <text:p>0.0585051476955414</text:p>
              </table:table-cell>
              <table:table-cell office:value-type="float" office:value="0.052580002695322">
                <text:p>0.052580002695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6432970166206">
                <text:p>0.0626432970166206</text:p>
              </table:table-cell>
              <table:table-cell office:value-type="float" office:value="0.062986008124426">
                <text:p>0.062986008124426</text:p>
              </table:table-cell>
              <table:table-cell office:value-type="float" office:value="0.0866574472110522">
                <text:p>0.0866574472110522</text:p>
              </table:table-cell>
              <table:table-cell office:value-type="float" office:value="0.083769790828228">
                <text:p>0.083769790828228</text:p>
              </table:table-cell>
              <table:table-cell office:value-type="float" office:value="0.0479838512837887">
                <text:p>0.0479838512837887</text:p>
              </table:table-cell>
              <table:table-cell office:value-type="float" office:value="0.0603317879140377">
                <text:p>0.0603317879140377</text:p>
              </table:table-cell>
              <table:table-cell office:value-type="float" office:value="0.0520294345915318">
                <text:p>0.0520294345915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15496784448624">
                <text:p>0.0615496784448624</text:p>
              </table:table-cell>
              <table:table-cell office:value-type="float" office:value="0.0628627089228338">
                <text:p>0.0628627089228338</text:p>
              </table:table-cell>
              <table:table-cell office:value-type="float" office:value="0.0876323157235196">
                <text:p>0.0876323157235196</text:p>
              </table:table-cell>
              <table:table-cell office:value-type="float" office:value="0.08555206656456">
                <text:p>0.08555206656456</text:p>
              </table:table-cell>
              <table:table-cell office:value-type="float" office:value="0.0551174357533455">
                <text:p>0.0551174357533455</text:p>
              </table:table-cell>
              <table:table-cell office:value-type="float" office:value="0.0591793283820152">
                <text:p>0.0591793283820152</text:p>
              </table:table-cell>
              <table:table-cell office:value-type="float" office:value="0.0542229972779751">
                <text:p>0.0542229972779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07090033590794">
                <text:p>0.0607090033590794</text:p>
              </table:table-cell>
              <table:table-cell office:value-type="float" office:value="0.0633737731707067">
                <text:p>0.0633737731707067</text:p>
              </table:table-cell>
              <table:table-cell office:value-type="float" office:value="0.0879202143730302">
                <text:p>0.0879202143730302</text:p>
              </table:table-cell>
              <table:table-cell office:value-type="float" office:value="0.0870663523674011">
                <text:p>0.0870663523674011</text:p>
              </table:table-cell>
              <table:table-cell office:value-type="float" office:value="0.0479694530367851">
                <text:p>0.0479694530367851</text:p>
              </table:table-cell>
              <table:table-cell office:value-type="float" office:value="0.0602828748524189">
                <text:p>0.0602828748524189</text:p>
              </table:table-cell>
              <table:table-cell office:value-type="float" office:value="0.053382970392704">
                <text:p>0.053382970392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98071925342083">
                <text:p>0.0598071925342083</text:p>
              </table:table-cell>
              <table:table-cell office:value-type="float" office:value="0.0633897968308212">
                <text:p>0.0633897968308212</text:p>
              </table:table-cell>
              <table:table-cell office:value-type="float" office:value="0.0882602665965494">
                <text:p>0.0882602665965494</text:p>
              </table:table-cell>
              <table:table-cell office:value-type="float" office:value="0.0883829146623612">
                <text:p>0.0883829146623612</text:p>
              </table:table-cell>
              <table:table-cell office:value-type="float" office:value="0.0557467862963677">
                <text:p>0.0557467862963677</text:p>
              </table:table-cell>
              <table:table-cell office:value-type="float" office:value="0.0591760165989399">
                <text:p>0.0591760165989399</text:p>
              </table:table-cell>
              <table:table-cell office:value-type="float" office:value="0.0542744360864163">
                <text:p>0.0542744360864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89900389313698">
                <text:p>0.0589900389313698</text:p>
              </table:table-cell>
              <table:table-cell office:value-type="float" office:value="0.0630805637338199">
                <text:p>0.0630805637338199</text:p>
              </table:table-cell>
              <table:table-cell office:value-type="float" office:value="0.0881762586730091">
                <text:p>0.0881762586730091</text:p>
              </table:table-cell>
              <table:table-cell office:value-type="float" office:value="0.0895292386412621">
                <text:p>0.0895292386412621</text:p>
              </table:table-cell>
              <table:table-cell office:value-type="float" office:value="0.048952728509903">
                <text:p>0.048952728509903</text:p>
              </table:table-cell>
              <table:table-cell office:value-type="float" office:value="0.0605135075747967">
                <text:p>0.0605135075747967</text:p>
              </table:table-cell>
              <table:table-cell office:value-type="float" office:value="0.053681381046772">
                <text:p>0.053681381046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80548159778118">
                <text:p>0.0580548159778118</text:p>
              </table:table-cell>
              <table:table-cell office:value-type="float" office:value="0.0631483181675251">
                <text:p>0.0631483181675251</text:p>
              </table:table-cell>
              <table:table-cell office:value-type="float" office:value="0.0878363965961494">
                <text:p>0.0878363965961494</text:p>
              </table:table-cell>
              <table:table-cell office:value-type="float" office:value="0.0903579220175743">
                <text:p>0.0903579220175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8.99cm" xlink:href=".." xlink:type="simple" chart:class="chart:line" chart:style-name="ch1">
        <chart:legend chart:legend-position="end" svg:x="10.322cm" svg:y="3.437cm" style:legend-expansion="high" chart:style-name="ch2"/>
        <chart:plot-area chart:style-name="ch3" table:cell-range-address="loss_list_iter_horizon_1.C1:loss_list_iter_horizon_1.C11 loss_list_iter_horizon_1.F1:loss_list_iter_horizon_1.H11" chart:data-source-has-labels="row" svg:x="1.321cm" svg:y="0.179cm" svg:width="8.681cm" svg:height="7.661cm">
          <chartooo:coordinate-region svg:x="2.249cm" svg:y="0.382cm" svg:width="7.561cm" svg:height="6.805cm"/>
          <chart:axis chart:dimension="x" chart:name="primary-x" chart:style-name="ch4">
            <chart:title svg:x="4.418cm" svg:y="8.019cm" chart:style-name="ch5">
              <text:p>Gradient updates</text:p>
            </chart:title>
          </chart:axis>
          <chart:axis chart:dimension="y" chart:name="primary-y" chart:style-name="ch4">
            <chart:title svg:x="0.451cm" svg:y="4.405cm" chart:style-name="ch6">
              <text:p>MAE</text:p>
            </chart:title>
            <chart:grid chart:style-name="ch7" chart:class="major"/>
          </chart:axis>
          <chart:series chart:style-name="ch8" chart:values-cell-range-address="loss_list_iter_horizon_1.C2:loss_list_iter_horizon_1.C11" chart:label-cell-address="loss_list_iter_horizon_1.C1:loss_list_iter_horizon_1.C1" chart:class="chart:line">
            <chart:data-point chart:repeated="10"/>
          </chart:series>
          <chart:series chart:style-name="ch9" chart:values-cell-range-address="loss_list_iter_horizon_1.F2:loss_list_iter_horizon_1.F11" chart:label-cell-address="loss_list_iter_horizon_1.F1:loss_list_iter_horizon_1.F1" chart:class="chart:line">
            <chart:data-point chart:repeated="10"/>
          </chart:series>
          <chart:series chart:style-name="ch10" chart:values-cell-range-address="loss_list_iter_horizon_1.G2:loss_list_iter_horizon_1.G11" chart:label-cell-address="loss_list_iter_horizon_1.G1:loss_list_iter_horizon_1.G1" chart:class="chart:line">
            <chart:data-point chart:repeated="10"/>
          </chart:series>
          <chart:series chart:style-name="ch11" chart:values-cell-range-address="loss_list_iter_horizon_1.H2:loss_list_iter_horizon_1.H11" chart:label-cell-address="loss_list_iter_horizon_1.H1:loss_list_iter_horizon_1.H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AML-HOR1-TEST</text:p>
                <draw:g>
                  <svg:desc>loss_list_iter_horizon_1.C1:loss_list_iter_horizon_1.C1</svg:desc>
                </draw:g>
              </table:table-cell>
              <table:table-cell office:value-type="string">
                <text:p>MAML-HOR1-TRAIN</text:p>
                <draw:g>
                  <svg:desc>loss_list_iter_horizon_1.F1:loss_list_iter_horizon_1.F1</svg:desc>
                </draw:g>
              </table:table-cell>
              <table:table-cell office:value-type="string">
                <text:p>MAML-HOR1-TEST</text:p>
                <draw:g>
                  <svg:desc>loss_list_iter_horizon_1.G1:loss_list_iter_horizon_1.G1</svg:desc>
                </draw:g>
              </table:table-cell>
              <table:table-cell office:value-type="string">
                <text:p>MAML-HOR1-VALIDATION</text:p>
                <draw:g>
                  <svg:desc>loss_list_iter_horizon_1.H1:loss_list_iter_horizon_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99184">
                <text:p>0.0799184</text:p>
                <draw:g>
                  <svg:desc>loss_list_iter_horizon_1.C2:loss_list_iter_horizon_1.C11</svg:desc>
                </draw:g>
              </table:table-cell>
              <table:table-cell office:value-type="float" office:value="0.0842068493366242">
                <text:p>0.0842068493366242</text:p>
                <draw:g>
                  <svg:desc>loss_list_iter_horizon_1.F2:loss_list_iter_horizon_1.F11</svg:desc>
                </draw:g>
              </table:table-cell>
              <table:table-cell office:value-type="float" office:value="0.0670956075191498">
                <text:p>0.0670956075191498</text:p>
                <draw:g>
                  <svg:desc>loss_list_iter_horizon_1.G2:loss_list_iter_horizon_1.G11</svg:desc>
                </draw:g>
              </table:table-cell>
              <table:table-cell office:value-type="float" office:value="0.0890889167785645">
                <text:p>0.0890889167785645</text:p>
                <draw:g>
                  <svg:desc>loss_list_iter_horizon_1.H2:loss_list_iter_horizon_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2506121980886">
                <text:p>0.0662506121980886</text:p>
              </table:table-cell>
              <table:table-cell office:value-type="float" office:value="0.0436643734574318">
                <text:p>0.0436643734574318</text:p>
              </table:table-cell>
              <table:table-cell office:value-type="float" office:value="0.0582275241613388">
                <text:p>0.0582275241613388</text:p>
              </table:table-cell>
              <table:table-cell office:value-type="float" office:value="0.0573634542524815">
                <text:p>0.0573634542524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16686845359464">
                <text:p>0.0616686845359464</text:p>
              </table:table-cell>
              <table:table-cell office:value-type="float" office:value="0.0519705154001713">
                <text:p>0.0519705154001713</text:p>
              </table:table-cell>
              <table:table-cell office:value-type="float" office:value="0.0562068521976471">
                <text:p>0.0562068521976471</text:p>
              </table:table-cell>
              <table:table-cell office:value-type="float" office:value="0.0504667013883591">
                <text:p>0.0504667013883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0047543421746">
                <text:p>0.0620047543421746</text:p>
              </table:table-cell>
              <table:table-cell office:value-type="float" office:value="0.0469545535743237">
                <text:p>0.0469545535743237</text:p>
              </table:table-cell>
              <table:table-cell office:value-type="float" office:value="0.0596701391041279">
                <text:p>0.0596701391041279</text:p>
              </table:table-cell>
              <table:table-cell office:value-type="float" office:value="0.0499175190925598">
                <text:p>0.0499175190925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16991679103544">
                <text:p>0.0616991679103544</text:p>
              </table:table-cell>
              <table:table-cell office:value-type="float" office:value="0.0548717491328716">
                <text:p>0.0548717491328716</text:p>
              </table:table-cell>
              <table:table-cell office:value-type="float" office:value="0.0585051476955414">
                <text:p>0.0585051476955414</text:p>
              </table:table-cell>
              <table:table-cell office:value-type="float" office:value="0.052580002695322">
                <text:p>0.052580002695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986008124426">
                <text:p>0.062986008124426</text:p>
              </table:table-cell>
              <table:table-cell office:value-type="float" office:value="0.0479838512837887">
                <text:p>0.0479838512837887</text:p>
              </table:table-cell>
              <table:table-cell office:value-type="float" office:value="0.0603317879140377">
                <text:p>0.0603317879140377</text:p>
              </table:table-cell>
              <table:table-cell office:value-type="float" office:value="0.0520294345915318">
                <text:p>0.05202943459153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8627089228338">
                <text:p>0.0628627089228338</text:p>
              </table:table-cell>
              <table:table-cell office:value-type="float" office:value="0.0551174357533455">
                <text:p>0.0551174357533455</text:p>
              </table:table-cell>
              <table:table-cell office:value-type="float" office:value="0.0591793283820152">
                <text:p>0.0591793283820152</text:p>
              </table:table-cell>
              <table:table-cell office:value-type="float" office:value="0.0542229972779751">
                <text:p>0.0542229972779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33737731707067">
                <text:p>0.0633737731707067</text:p>
              </table:table-cell>
              <table:table-cell office:value-type="float" office:value="0.0479694530367851">
                <text:p>0.0479694530367851</text:p>
              </table:table-cell>
              <table:table-cell office:value-type="float" office:value="0.0602828748524189">
                <text:p>0.0602828748524189</text:p>
              </table:table-cell>
              <table:table-cell office:value-type="float" office:value="0.053382970392704">
                <text:p>0.053382970392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33897968308212">
                <text:p>0.0633897968308212</text:p>
              </table:table-cell>
              <table:table-cell office:value-type="float" office:value="0.0557467862963677">
                <text:p>0.0557467862963677</text:p>
              </table:table-cell>
              <table:table-cell office:value-type="float" office:value="0.0591760165989399">
                <text:p>0.0591760165989399</text:p>
              </table:table-cell>
              <table:table-cell office:value-type="float" office:value="0.0542744360864163">
                <text:p>0.0542744360864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0805637338199">
                <text:p>0.0630805637338199</text:p>
              </table:table-cell>
              <table:table-cell office:value-type="float" office:value="0.048952728509903">
                <text:p>0.048952728509903</text:p>
              </table:table-cell>
              <table:table-cell office:value-type="float" office:value="0.0605135075747967">
                <text:p>0.0605135075747967</text:p>
              </table:table-cell>
              <table:table-cell office:value-type="float" office:value="0.053681381046772">
                <text:p>0.0536813810467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8.989cm" xlink:href=".." xlink:type="simple" chart:class="chart:line" chart:style-name="ch1">
        <chart:legend chart:legend-position="end" svg:x="10.982cm" svg:y="3.94cm" style:legend-expansion="high" chart:style-name="ch2"/>
        <chart:plot-area chart:style-name="ch3" table:cell-range-address="loss_list_iter_horizon_1.C1:loss_list_iter_horizon_1.C11 loss_list_iter_horizon_1.G1:loss_list_iter_horizon_1.G11" chart:data-source-has-labels="row" svg:x="0.319cm" svg:y="0.179cm" svg:width="10.344cm" svg:height="8.631cm">
          <chartooo:coordinate-region svg:x="1.438cm" svg:y="0.381cm" svg:width="9.033cm" svg:height="7.7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ss_list_iter_horizon_1.C2:loss_list_iter_horizon_1.C11" chart:label-cell-address="loss_list_iter_horizon_1.C1:loss_list_iter_horizon_1.C1" chart:class="chart:line">
            <chart:data-point chart:repeated="10"/>
          </chart:series>
          <chart:series chart:style-name="ch8" chart:values-cell-range-address="loss_list_iter_horizon_1.G2:loss_list_iter_horizon_1.G11" chart:label-cell-address="loss_list_iter_horizon_1.G1:loss_list_iter_horizon_1.G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AML-HOR1-TEST</text:p>
                <draw:g>
                  <svg:desc>loss_list_iter_horizon_1.C1:loss_list_iter_horizon_1.C1</svg:desc>
                </draw:g>
              </table:table-cell>
              <table:table-cell office:value-type="string">
                <text:p>MAML-HOR1-TEST</text:p>
                <draw:g>
                  <svg:desc>loss_list_iter_horizon_1.G1:loss_list_iter_horizon_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99184">
                <text:p>0.0799184</text:p>
                <draw:g>
                  <svg:desc>loss_list_iter_horizon_1.C2:loss_list_iter_horizon_1.C11</svg:desc>
                </draw:g>
              </table:table-cell>
              <table:table-cell office:value-type="float" office:value="0.0670956075191498">
                <text:p>0.0670956075191498</text:p>
                <draw:g>
                  <svg:desc>loss_list_iter_horizon_1.G2:loss_list_iter_horizon_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2506121980886">
                <text:p>0.0662506121980886</text:p>
              </table:table-cell>
              <table:table-cell office:value-type="float" office:value="0.0582275241613388">
                <text:p>0.0582275241613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16686845359464">
                <text:p>0.0616686845359464</text:p>
              </table:table-cell>
              <table:table-cell office:value-type="float" office:value="0.0562068521976471">
                <text:p>0.0562068521976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20047543421746">
                <text:p>0.0620047543421746</text:p>
              </table:table-cell>
              <table:table-cell office:value-type="float" office:value="0.0596701391041279">
                <text:p>0.0596701391041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16991679103544">
                <text:p>0.0616991679103544</text:p>
              </table:table-cell>
              <table:table-cell office:value-type="float" office:value="0.0585051476955414">
                <text:p>0.0585051476955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2986008124426">
                <text:p>0.062986008124426</text:p>
              </table:table-cell>
              <table:table-cell office:value-type="float" office:value="0.0603317879140377">
                <text:p>0.0603317879140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8627089228338">
                <text:p>0.0628627089228338</text:p>
              </table:table-cell>
              <table:table-cell office:value-type="float" office:value="0.0591793283820152">
                <text:p>0.0591793283820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33737731707067">
                <text:p>0.0633737731707067</text:p>
              </table:table-cell>
              <table:table-cell office:value-type="float" office:value="0.0602828748524189">
                <text:p>0.0602828748524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33897968308212">
                <text:p>0.0633897968308212</text:p>
              </table:table-cell>
              <table:table-cell office:value-type="float" office:value="0.0591760165989399">
                <text:p>0.0591760165989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0805637338199">
                <text:p>0.0630805637338199</text:p>
              </table:table-cell>
              <table:table-cell office:value-type="float" office:value="0.0605135075747967">
                <text:p>0.06051350757479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